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2cm" fo:margin-left="0cm" fo:margin-top="0cm" fo:margin-bottom="0cm" table:align="left" style:writing-mode="lr-tb"/>
    </style:style>
    <style:style style:name="Таблица1.A" style:family="table-column">
      <style:table-column-properties style:column-width="1.923cm"/>
    </style:style>
    <style:style style:name="Таблица1.B" style:family="table-column">
      <style:table-column-properties style:column-width="15.1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882cm" fo:margin-left="0cm" fo:margin-top="0cm" fo:margin-bottom="0cm" table:align="left" style:writing-mode="lr-tb"/>
    </style:style>
    <style:style style:name="Таблица2.A" style:family="table-column">
      <style:table-column-properties style:column-width="2.439cm"/>
    </style:style>
    <style:style style:name="Таблица2.B" style:family="table-column">
      <style:table-column-properties style:column-width="14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6.933cm" fo:margin-left="0cm" fo:margin-top="0cm" fo:margin-bottom="0cm" table:align="left" style:writing-mode="lr-tb"/>
    </style:style>
    <style:style style:name="Таблица3.A" style:family="table-column">
      <style:table-column-properties style:column-width="1.64cm"/>
    </style:style>
    <style:style style:name="Таблица3.B" style:family="table-column">
      <style:table-column-properties style:column-width="15.2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7.838cm" fo:margin-left="0.009cm" fo:margin-top="0cm" fo:margin-bottom="0cm" table:align="left" style:writing-mode="lr-tb"/>
    </style:style>
    <style:style style:name="Таблица4.A" style:family="table-column">
      <style:table-column-properties style:column-width="13.496cm"/>
    </style:style>
    <style:style style:name="Таблица4.B" style:family="table-column">
      <style:table-column-properties style:column-width="4.3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" style:family="table" style:master-page-name="Converted1">
      <style:table-properties style:width="17.993cm" fo:margin-left="0.009cm" fo:margin-top="0cm" fo:margin-bottom="0cm" style:page-number="auto" table:align="left" style:writing-mode="lr-tb"/>
    </style:style>
    <style:style style:name="Таблица5.A" style:family="table-column">
      <style:table-column-properties style:column-width="13.492cm"/>
    </style:style>
    <style:style style:name="Таблица5.B" style:family="table-column">
      <style:table-column-properties style:column-width="4.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" style:family="table" style:master-page-name="Converted2">
      <style:table-properties style:width="17.993cm" fo:margin-left="0.009cm" fo:margin-top="0cm" fo:margin-bottom="0cm" style:page-number="auto" table:align="left" style:writing-mode="lr-tb"/>
    </style:style>
    <style:style style:name="Таблица6.A" style:family="table-column">
      <style:table-column-properties style:column-width="13.492cm"/>
    </style:style>
    <style:style style:name="Таблица6.B" style:family="table-column">
      <style:table-column-properties style:column-width="4.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 style:master-page-name="Converted5">
      <style:table-properties style:width="17.993cm" fo:margin-left="0.009cm" fo:margin-top="0cm" fo:margin-bottom="0cm" style:page-number="auto" table:align="left" style:writing-mode="lr-tb"/>
    </style:style>
    <style:style style:name="Таблица7.A" style:family="table-column">
      <style:table-column-properties style:column-width="13.492cm"/>
    </style:style>
    <style:style style:name="Таблица7.B" style:family="table-column">
      <style:table-column-properties style:column-width="4.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1pt" style:font-size-asian="11pt" style:font-size-complex="11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Normal_20__28_Web_29_">
      <style:paragraph-properties fo:margin-top="0cm" fo:margin-bottom="0cm" style:contextual-spacing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orphans="0" fo:widows="0"/>
      <style:text-properties fo:font-size="11pt" style:font-size-asian="11pt" style:language-asian="en" style:country-asian="US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language-asian="en" style:country-asian="US" style:font-name-complex="F" style:font-size-complex="11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margin-left="0cm" fo:margin-right="0cm" fo:text-indent="0.501cm" style:auto-text-indent="false"/>
      <style:text-properties fo:color="#000000" loext:opacity="100%" fo:language="en" fo:country="US"/>
    </style:style>
    <style:style style:name="P22" style:family="paragraph" style:parent-style-name="Standard">
      <style:paragraph-properties fo:margin-left="0cm" fo:margin-right="0cm" fo:text-indent="0.501cm" style:auto-text-indent="false"/>
    </style:style>
    <style:style style:name="P23" style:family="paragraph" style:parent-style-name="Standard">
      <style:paragraph-properties fo:margin-left="0cm" fo:margin-right="0cm" fo:text-indent="1.251cm" style:auto-text-indent="false"/>
    </style:style>
    <style:style style:name="P24" style:family="paragraph" style:parent-style-name="Standard">
      <style:paragraph-properties fo:margin-left="12.487cm" fo:margin-right="0cm" fo:text-indent="1.251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ff0000" loext:opacity="100%" fo:font-size="10pt" fo:font-style="italic" style:font-size-asian="10pt" style:font-style-asian="italic"/>
    </style:style>
    <style:style style:name="P27" style:family="paragraph" style:parent-style-name="Standard">
      <style:paragraph-properties fo:margin-left="0cm" fo:margin-right="0cm" fo:text-indent="0.751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language="en" fo:country="US" style:font-size-asian="11pt" style:language-asian="en" style:country-asian="US" style:font-size-complex="11pt"/>
    </style:style>
    <style:style style:name="T5" style:family="text">
      <style:text-properties fo:font-variant="small-caps" fo:font-weight="bold" style:font-weight-asian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underline-style="solid" style:text-underline-width="auto" style:text-underline-color="font-color" style:font-name-asian="Calibri1"/>
    </style:style>
    <style:style style:name="T10" style:family="text">
      <style:text-properties fo:color="#000000" loext:opacity="100%" style:font-name-asian="Calibri1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0pt" fo:font-style="italic" style:font-size-asian="10pt" style:font-style-asian="italic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автономное образовательное</text:span></text:p>
      <text:p text:style-name="P1"><text:span text:style-name="T1">учреждение высшего образования «Новосибирский национальный</text:span></text:p>
      <text:p text:style-name="P1"><text:span text:style-name="T1">исследовательский государственный университет»</text:span></text:p>
      <text:p text:style-name="P1"><text:span text:style-name="T1">Факультет информационных технологий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Кафеда</text:p>
          </table:table-cell>
          <table:table-cell table:style-name="Таблица1.B1" office:value-type="string">
            <text:p text:style-name="P5">Систем информатики НГУ</text:p>
          </table:table-cell>
        </table:table-row>
      </table:table>
      <text:p text:style-name="Standard"/>
      <text:p text:style-name="Standard">Направление подготовки 09.03.01 Информатика и вычислительная техника</text:p>
      <text:p text:style-name="Standard">Направленность (профиль): Компьютерные науки и системотехника <text:s/></text:p>
      <text:p text:style-name="P6"/>
      <text:p text:style-name="P9"><text:span text:style-name="T5">Отзыв руководителя ВКР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5">о работе</text:span></text:p>
          </table:table-cell>
          <table:table-cell table:style-name="Таблица2.B1" office:value-type="string">
            <text:p text:style-name="P14"><text:span text:style-name="T1"><text:s text:c="32"/>Савченко Егора Владимировича</text:span></text:p>
          </table:table-cell>
        </table:table-row>
      </table:table>
      <text:p text:style-name="P9"><text:span text:style-name="T5">в период выполнения выпускной квалификационной работы бакалавра </text:span></text:p>
      <text:p text:style-name="P16"/>
      <text:p text:style-name="P1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><text:span text:style-name="T1">Тема:</text:span></text:p>
          </table:table-cell>
          <table:table-cell table:style-name="Таблица3.B1" office:value-type="string">
            <text:p text:style-name="P13"><text:span text:style-name="T1">Разработка учебной системы оценки сложности планов SQL запросов.</text:span></text:p>
          </table:table-cell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B2" office:value-type="string">
            <text:p text:style-name="P15"><text:bookmark text:name="_GoBack1"/></text:p>
          </table:table-cell>
        </table:table-row>
      </table:table>
      <text:p text:style-name="P1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0"><text:span text:style-name="T6">Компетенции, выносимые на государственную итоговую аттестацию</text:span></text:p>
          </table:table-cell>
          <table:table-cell table:style-name="Таблица4.A1" office:value-type="string">
            <text:p text:style-name="P11"><text:span text:style-name="T1">Оценка </text:span></text:p>
            <text:p text:style-name="P11"><text:span text:style-name="T1">(по 5-балл. шкале)</text:span></text:p>
          </table:table-cell>
        </table:table-row>
        <table:table-row table:style-name="Таблица4.1">
          <table:table-cell table:style-name="Таблица4.A1" office:value-type="string">
            <text:p text:style-name="P19"><text:span text:style-name="T1">УК-1 Способен осуществлять поиск, критический анализ и синтез информации, применять системный подход для решения поставленных задач</text:span></text:p>
          </table:table-cell>
          <table:table-cell table:style-name="Таблица4.B2" table:number-rows-spanned="4" office:value-type="string">
            <text:p text:style-name="P20"><text:span text:style-name="T4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1.1 Знать: методики сбора и обработки информации; актуальные российские и зарубежные источники информации в сфере профессиональной деятельности; метод системного анализа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1.2 Уметь: применять методики поиска, сбора и обработки информации; осуществлять критический анализ и синтез информации, полученной из разных источников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1.3 Владеть: методами поиска, сбора и обработки, критического анализа и синтеза информации; методикой системного подхода для решения поставленных задач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2 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span></text:p>
          </table:table-cell>
          <table:table-cell table:style-name="Таблица4.B2" table:number-rows-spanned="3" office:value-type="string">
            <text:p text:style-name="P20"><text:span text:style-name="T4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2.2 Уметь: проводить анализ поставленной цели и формулировать задачи, которые необходимо решить для ее достижения; анализировать альтернативные варианты решений для достижения намеченных результатов; использовать нормативно- правовую документацию в сфере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2.3 Владеть: методиками разработки цели и задач проекта; методами оценки потребности в ресурсах, продолжительности и стоимости проекта, навыками работы с нормативно-правовой документацией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3 Способен осуществлять социальное взаимодействие и реализовывать свою роль в команде</text:span></text:p>
          </table:table-cell>
          <table:table-cell table:style-name="Таблица4.B2" table:number-rows-spanned="3" office:value-type="string">
            <text:p text:style-name="P20"><text:span text:style-name="T4">4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3.2 Уметь: устанавливать и поддерживать контакты, обеспечивающие успешную работу в коллективе; применять основные методы и нормы социального взаимодействия для реализации своей роли и взаимодействия внутри команды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3.3 Владеть: простейшими методами и приемами социального взаимодействия и работы в команде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4 Способен осуществлять деловую коммуникацию в устной и </text:span><text:soft-page-break/><text:span text:style-name="T1">письменной формах на государственном языке Российской Федерации и иностранном(ых) языке(ах)</text:span></text:p>
          </table:table-cell>
          <table:table-cell table:style-name="Таблица4.B2" table:number-rows-spanned="4" office:value-type="string">
            <text:p text:style-name="P20"><text:span text:style-name="T4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4.1 Знать: принципы построения устного и письменного высказывания на русском и иностранном языках; правила и закономерности деловой устной и письменной коммуникаци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4.2 Уметь: применять на практике деловую коммуникацию в устной и письменной формах, методы и навыки делового общения на русском и иностранном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4.3 Владеть: навыками чтения и перевода текстов на иностранном языке в профессиональном общении; навыками деловых коммуникаций в устной и письменной форме на русском и иностранных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УК-6 Способен управлять своим временем, выстраивать и реализовывать траекторию саморазвития на основе принципов образования в течение всей жизни</text:span></text:p>
          </table:table-cell>
          <table:table-cell table:style-name="Таблица4.B2" table:number-rows-spanned="3" office:value-type="string">
            <text:p text:style-name="P20"><text:span text:style-name="T4">4</text:span></text:p>
          </table:table-cell>
        </table:table-row>
        <table:table-row table:style-name="Таблица4.1">
          <table:table-cell table:style-name="Таблица4.A1" office:value-type="string">
            <text:p text:style-name="P19">УК-6.2 Уметь: эффективно планировать и контролировать собственное время; использовать методы саморегуляции, саморазвития и самообуче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УК-6.3 Владеть: методами управления собственным временем; технологиями приобретения, использования и обновления социокультурных и профессиональных знаний, умений, и навыков; методиками саморазвития и самообразования в течение всей жизни 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ОПК-1 Способен применять естественнонаучные и общеинженерные знания, методы математического анализа и моделирования, теоретического и экспериментального исследования в профессиональной деятельности</text:span></text:p>
          </table:table-cell>
          <table:table-cell table:style-name="Таблица4.B2" table:number-rows-spanned="3" office:value-type="string">
            <text:p text:style-name="P20"><text:span text:style-name="T4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ОПК-1.2 Уметь: решать стандартные профессиональные задачи с применением естественнонаучных и общеинженерных знаний, методов математического анализа и моделирова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ОПК-1.3 Владеть: навыками теоретического и экспериментального исследования объектов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<text:span text:style-name="T1">ОПК-2 Способен понимать принципы работы современных информационных технологий и программных средств, в том числе отечественного производства, и использовать их при решении задач профессиональной деятельности</text:span></text:p>
          </table:table-cell>
          <table:table-cell table:style-name="Таблица4.B2" table:number-rows-spanned="3" office:value-type="string">
            <text:p text:style-name="P20"><text:span text:style-name="T4">5</text:span></text:p>
          </table:table-cell>
        </table:table-row>
        <table:table-row table:style-name="Таблица4.1">
          <table:table-cell table:style-name="Таблица4.A1" office:value-type="string">
            <text:p text:style-name="P19">ОПК-2.2 Уметь: выбирать современные информационные технологии и программные средства, в том числе отечественного производства при решении задач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9">ОПК-2.3 Владеть: навыками применения современных информационных технологий и программных средств, в том числе отечественного производства, при решении задач профессиональной деятельности</text:p>
          </table:table-cell>
          <table:covered-table-cell table:style-name="Таблица4.B2"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9"><text:span text:style-name="T1">ОПК-3 Способен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3.2 Уметь: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3.3 Владеть: навыками подготовки обзоров, аннотаций, составления рефератов, научных докладов, публикаций и библиографии по научно-исследовательской работе с учетом требований информационной безопасности 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4 Способен участвовать в разработке стандартов, норм и правил, а также технической документации, связанной с профессиональной деятельностью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4.2 Уметь: применять стандарты оформления технической документации на различных стадия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4.3 Владеть: навыками составления технической документации на различных этапа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5 Способен инсталлировать программное и аппаратное обеспечение для информационных и автоматизированных систем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5.2 Уметь: выполнять параметрическую настройку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5.3 Владеть: навыками инсталляции программного и аппаратного обеспечения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6 Способен разрабатывать бизнес-планы и технические задания на оснащение отделов, лабораторий, офисов компьютерным и сетевым оборудованием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6.2 Уметь: проводить анализ потребностей подразделений в оснащении компьютерным и сетевым оборудованием и составлять бизнес-планы и технические задания на оснащение подразделе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6.3 Владеть: навыками разработки технических зада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7 Способен участвовать в настройке и наладке программно-аппаратных комплексов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7.2 Уметь: анализировать техническую документацию, производить настройку, наладку и тестирование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7.3 Владеть: навыками проверки работоспособности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<text:span text:style-name="T1">ОПК-8 Способен разрабатывать алгоритмы и программы, пригодные для практического применения </text:span></text:p>
          </table:table-cell>
          <table:table-cell table:style-name="Таблица5.B1" table:number-rows-spanned="3" office:value-type="string">
            <text:p text:style-name="P20"><text:span text:style-name="T4">5</text:span></text:p>
          </table:table-cell>
        </table:table-row>
        <table:table-row table:style-name="Таблица5.1">
          <table:table-cell table:style-name="Таблица5.A1" office:value-type="string">
            <text:p text:style-name="P19">ОПК-8.2 Уметь: составлять алгоритмы, писать и отлаживать коды на языке программирования, тестировать работоспособность программы, интегрировать программные модул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9">ОПК-8.3 Владеть: языком программирования; навыками отладки и тестирования работоспособности программы</text:p>
          </table:table-cell>
          <table:covered-table-cell table:style-name="Таблица5.B1"/>
        </table:table-row>
      </table:table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9"><text:span text:style-name="T1">ОПК-9 Способен осваивать методики использования программных средств для решения практических задач</text:span></text:p>
          </table:table-cell>
          <table:table-cell table:style-name="Таблица6.B1" table:number-rows-spanned="3" office:value-type="string">
            <text:p text:style-name="P20"><text:span text:style-name="T4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ОПК-9.2 Уметь: находить и анализировать техническую документацию по использованию программного средства, выбирать и использовать необходимые функции программных средств для решения конкретной задач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ОПК-9.3 Владеть: способами описания методики использования программного средства для решения конкретной задачи в виде документа, презентации или видеоролика 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<text:span text:style-name="T1">ПКС-1 Способен разрабатывать требования и проектировать программное обеспечение</text:span></text:p>
          </table:table-cell>
          <table:table-cell table:style-name="Таблица6.B1" table:number-rows-spanned="7" office:value-type="string">
            <text:p text:style-name="P20"><text:span text:style-name="T4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ПКС-1.1 Уметь применять современные методы проектирования программного обеспечения, позволяющие вести разработку программных систем средней и высокой сложност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2 Уметь применять методы проектирования предметной области в модели «сущность-связь» и разрабатывать логическую и физическую модель базы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3 Уметь применять программные компоненты среды программирования, используемые для формирования интерфейса "человек - электронно-вычислительная машина"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4 Владеть основными приемами функционального и логического программирования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5 Уметь использовать программные средства для решения прикладных задач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1.6 Способен на основе знания первых принципов информатики и широкой эрудиции в моделях и методах с ней связанных проектировать программно-аппаратные средства для решения практических задач на основе как неформального технического задания, так и формальных спецификаций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<text:span text:style-name="T1">ПКС-2 Способен выполнять работы и управлять работами по созданию (модификации) и сопровождению ИС, автоматизирующих задачи организационного управления и бизнес-процессы</text:span></text:p>
          </table:table-cell>
          <table:table-cell table:style-name="Таблица6.B1" table:number-rows-spanned="3" office:value-type="string">
            <text:p text:style-name="P20"><text:span text:style-name="T4">5</text:span></text:p>
          </table:table-cell>
        </table:table-row>
        <table:table-row table:style-name="Таблица6.1">
          <table:table-cell table:style-name="Таблица6.A1" office:value-type="string">
            <text:p text:style-name="P19">ПКС-2.1 Уметь применять современные инструментальные средства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9">ПКС-2.2 Уметь применять современные технологии программирования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</table:table>
      <text:p text:style-name="P18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9"><text:span text:style-name="T1">ПКС-3 Способен осуществлять концептуальное, функциональное и логическое проектирование систем среднего и крупного масштаба и сложности</text:span></text:p>
          </table:table-cell>
          <table:table-cell table:style-name="Таблица7.B1" table:number-rows-spanned="7" office:value-type="string">
            <text:p text:style-name="P20"><text:span text:style-name="T4">5</text:span></text:p>
          </table:table-cell>
        </table:table-row>
        <table:table-row table:style-name="Таблица7.1">
          <table:table-cell table:style-name="Таблица7.A1" office:value-type="string">
            <text:p text:style-name="P19">ПКС-3.1 Проводить эксперименты по заданной методике и анализировать результаты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2 Проводить измерения и наблюдения, составлять описания проводимых исследований, готовить данные для составления обзоров, отчетов и научных публикаций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4 Уметь применять различные формализмы для моделирования параллельных систем, а также для спецификации и верификации их свойст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5 Уметь подтверждать корректность работы программной системы путем организации модульного тестирования и представления результатов тест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7 Умеет использовать логические и алгебраические формализмы при характеризации технологических аспектов, возникающих в процессе разработки программных и программно-аппаратных комплекс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19">ПКС-3.8 Умеет анализировать научно-технические публикации и определять дальнейшее направление исследования в рамках заданной тематики</text:p>
          </table:table-cell>
          <table:covered-table-cell table:style-name="Таблица7.B1"/>
        </table:table-row>
      </table:table>
      <text:p text:style-name="P8"/>
      <text:p text:style-name="P9"><text:span text:style-name="T1">Резюме</text:span></text:p>
      <text:p text:style-name="P21"/>
      <text:p text:style-name="P22"><text:span text:style-name="T7">Выпускная квалификационная работа Савченко Егора Владимировича посвящена разработке программного инструмента для обучения/тренировки студентов анализу сложности планов запросов к реляционным базам данных. Упрощенная реализация такого инструмента в данный момент используется в рамках курса «Декларативное программирование» на 1-ом году обучения бакалавриата ФИТ. Предполагается в дальнейшем его замена на разработку Егора. Открытых или же доступных на платной основе аналогов такого инструмента в мире не найдено.</text:span></text:p>
      <text:p text:style-name="P22"><text:span text:style-name="T7">В процессе работы были проанализированы требования, предложена архитектура с обоснованным выбором технических средств, выполнена программная реализация. В сравнении со своим функциональным прототипом, используемым в данный момент в учебном процессе, решение Егора поддерживает более широкий набор реляционных операций, обладает расширяемостью и лучше адаптируется под различные языки программирования.</text:span></text:p>
      <text:p text:style-name="P22"><text:span text:style-name="T7">Егор продемонстрировал высокий профессиональной уровень, способности как к исследовательской, так и к инженерной деятельности, к решению сложных задач. </text:span></text:p>
      <text:p text:style-name="P22">Считаю, что выпускная квалификационная работа Савченко Егора Владимировича соответствует требованиям, предъявляемым к выпускным квалификационным работам бакалавра, и заслуживает оценки <text:span text:style-name="T11">отлично</text:span>. Рекомендую продолжение обучения в магистратуре.</text:p>
      <text:p text:style-name="P23"/>
      <text:p text:style-name="P23"/>
      <text:p text:style-name="P23">Руководитель</text:p>
      <text:p text:style-name="P23"><text:span text:style-name="T7">Мигинский Денис Сергеевич, <text:s/></text:span><text:span text:style-name="T9">к.ф-м.н.,</text:span><text:span text:style-name="T7"> </text:span><text:span text:style-name="T10">доцент кафедры СИ</text:span><text:tab/>__________________</text:p>
      <text:p text:style-name="P24"><text:span text:style-name="T13">подпись</text:span></text:p>
      <text:p text:style-name="P23"><text:span text:style-name="T12">Дата</text:span> <text:span text:style-name="T14">(</text:span><text:span text:style-name="T15">не позднее чем за 5 дней до защиты ВКР</text:span><text:span text:style-name="T14">)</text:span></text:p>
      <text:p text:style-name="P25"/>
      <text:p text:style-name="P26"/>
      <text:p text:style-name="P25"/>
      <text:p text:style-name="P25"/>
      <text:p text:style-name="P25">С отзывом ознакомлен: </text:p>
      <text:p text:style-name="P25">______________ <text:s text:c="22"/>Савченко Егор Владимирович</text:p>
      <text:p text:style-name="P27">подпись <text:s text:c="29"/></text:p>
      <text:p text:style-name="P25">«___»______________2024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1.341cm" fo:margin-right="0cm" fo:orphans="0" fo:widows="0" fo:text-indent="0.95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cm" fo:margin-right="0cm" fo:margin-top="0.423cm" fo:margin-bottom="0cm" style:contextual-spacing="false" fo:text-align="center" style:justify-single-word="false" fo:keep-together="always" fo:text-indent="0cm" style:auto-text-indent="false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text-align="center" style:justify-single-word="false" fo:keep-with-next="always"/>
      <style:text-properties style:rfc-language-tag="x-none" fo:font-weight="bold" style:rfc-language-tag-asian="x-non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right="0cm" fo:margin-top="0.212cm" fo:margin-bottom="0cm" style:contextual-spacing="false" fo:keep-together="always" fo:text-indent="1.27cm" style:auto-text-indent="false" fo:keep-with-next="always"/>
      <style:text-properties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Footnote" style:family="paragraph" style:parent-style-name="Standard" loext:linked-style-name="Footnote_20_Text_20_Char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TOC_20_Heading_20_Char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1cm" style:auto-text-indent="false"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cm" fo:margin-bottom="0.176cm" style:contextual-spacing="false" fo:text-indent="0.501cm" style:auto-text-indent="false">
        <style:tab-stops>
          <style:tab-stop style:position="1.94cm"/>
          <style:tab-stop style:position="16.484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Title_20_Char" style:class="chapter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cm" fo:margin-bottom="0.423c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1cm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left="0cm" fo:margin-right="0cm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-3.941cm" fo:margin-top="0cm" fo:margin-bottom="0.212cm" style:contextual-spacing="false" fo:line-height="200%" fo:text-align="start" style:justify-single-word="false" fo:text-indent="2.06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F" style:font-family-generic-asian="system" style:font-pitch-asian="variable" style:font-size-asian="12pt" style:language-asian="ru" style:country-asian="RU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ru" style:country-asian="RU" style:font-style-asian="italic" style:font-weight-asian="bold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language-asian="ru" style:country-asian="RU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language-asian="ru" style:country-asian="RU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OC_20_Heading_20_Char" style:display-name="TOC Heading Char" style:family="text" style:parent-style-name="Heading_20_1_20_Char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TOC_20_Heading_20_Char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_20_Char" style:display-name="Body Text Indent 2 Char" style:family="text" style:parent-style-name="Default_20_Paragraph_20_Font" loext:linked-style-name="Body_20_Text_20_Indent_20_2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002cm" fo:margin-left="2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501cm" fo:margin-left="2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 style:next-style-name="Converted2"/>
    <style:master-page style:name="Converted5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dc:creator>Denis Miginsky</dc:creator>
    <meta:editing-cycles>6</meta:editing-cycles>
    <meta:print-date>2021-12-30T10:52:00</meta:print-date>
    <meta:creation-date>2023-05-16T10:20:00</meta:creation-date>
    <dc:date>2024-05-14T11:57:00</dc:date>
    <dc:language>ru-RU</dc:language>
    <meta:editing-duration>PT22M</meta:editing-duration>
    <meta:generator>LibreOffice/7.3.7.2$Linux_X86_64 LibreOffice_project/30$Build-2</meta:generator>
    <meta:document-statistic meta:table-count="7" meta:image-count="0" meta:object-count="0" meta:page-count="5" meta:paragraph-count="109" meta:word-count="1320" meta:character-count="11675" meta:non-whitespace-character-count="10369"/>
    <meta:user-defined meta:name="AppVersion">16.0000</meta:user-defined>
    <meta:template xlink:type="simple" xlink:actuate="onRequest" xlink:title="Normal" xlink:href=""/>
  </office:meta>
</office:document-meta>
</file>